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P1" style:family="paragraph" style:parent-style-name="Horizontal_20_Line">
      <style:text-properties fo:font-size="12pt" fo:language="fr" fo:country="BE" style:font-size-asian="12pt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UrbanTitle2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UrbanTitle2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UrbanBody">
      <style:text-properties style:font-name="Times new roman"/>
    </style:style>
    <style:style style:name="P6" style:family="paragraph" style:parent-style-name="UrbanBody">
      <style:text-properties style:font-name="Times new roman" fo:font-size="12pt" style:font-size-asian="12pt" style:font-size-complex="12pt"/>
    </style:style>
    <style:style style:name="P7" style:family="paragraph" style:parent-style-name="UrbanBody" style:list-style-name="L2"/>
    <style:style style:name="P8" style:family="paragraph" style:parent-style-name="UrbanTable">
      <style:paragraph-properties fo:text-align="start" style:justify-single-word="false"/>
      <style:text-properties style:font-name="Times New Roman" fo:font-size="12pt" style:font-size-asian="10.5pt"/>
    </style:style>
    <style:style style:name="P9" style:family="paragraph" style:parent-style-name="UrbanTable">
      <style:paragraph-properties fo:text-align="start" style:justify-single-word="false"/>
      <style:text-properties style:font-name="Times New Roman" fo:font-size="12pt" fo:font-weight="normal" style:font-size-asian="10.5pt" style:font-weight-asian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language="fr" fo:country="BE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2"><text:span text:style-name="T17">do text</text:span></text:p><text:p text:style-name="P12"><text:span text:style-name="T17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voirie</text:p>
      <text:p text:style-name="UrbanBody"/>
      <text:p text:style-name="UrbanBody"><text:span text:style-name="T1"><office:annotation><dc:creator>sde </dc:creator><dc:date>2011-07-27T10:02:17</dc:date><text:p text:style-name="P10"><text:span text:style-name="T15">do text</text:span></text:p><text:p text:style-name="P10"><text:span text:style-name="T1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14">do text if len(self.getNotaryContact()) &gt; 1</text:span></text:p></office:annotation><text:span text:style-name="T3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10"><text:span text:style-name="T13">do text if not len(self.getNotaryContact()) &gt; 1</text:span></text:p></office:annotation><text:span text:style-name="T3">Demandeur :</text:span> <text:s/><text:text-input text:description="Demandeurs">self.getApplicants() and self.getApplicantsSignaletic() or self.getNotarie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Title2">AVIS TECHNIQUE</text:p>
      <text:p text:style-name="UrbanTitle2"/>
      <text:p text:style-name="P6"><text:span text:style-name="T3">Date de réception :</text:span> <text:text-input text:description="Evénement-Date de réception">tool.formatDate(urbanEventObj.getReceiptDate())</text:text-input></text:p>
      <text:p text:style-name="P6"><text:span text:style-name="T3">Date d’envoi aux services techniques : </text:span><text:span text:style-name="T5"><text:text-input text:description="Evénement-Date (délivré le)">urbanEventObj.getFormattedDate(forDelivery=True)</text:text-input></text:span><text:span text:style-name="T5"> </text:span><text:span text:style-name="T2">retour pour le </text:span><text:span text:style-name="T5"><text:text-input text:description="Evénement-Date de réception">tool.formatDate(urbanEventObj.getEndDate())</text:text-input></text:span></text:p>
      <text:p text:style-name="Standard"/>
      <text:p text:style-name="P2">Complèté le………..</text:p>
      <text:p text:style-name="P2">Complet  / <text:s/>Incomplet<text:tab/><text:tab/>Complet <text:s text:c="2"/>/ <text:s text:c="2"/>Incomplet</text:p>
      <text:p text:style-name="P2">Le <text:tab/><text:tab/><text:tab/><text:tab/>Le</text:p>
      <text:p text:style-name="P1"><text:span text:style-name="T4"/></text:p>
      <text:p text:style-name="P5">Service(s) ou Commission(s) Extérieur(s) à consulter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<office:annotation><dc:creator>Gauthier Bastien</dc:creator><dc:date>2011-01-03T12:18:15</dc:date><text:p text:style-name="P10"><text:span text:style-name="T11">do row for elt in self.getOpinionsToAskForWorks(theObjects=True)</text:span></text:p></office:annotation><text:span text:style-name="T3"><text:text-input text:description="Titre de l'avis">elt.Title()</text:text-input></text:span></text:p>
            <text:p text:style-name="P8"><office:annotation><dc:creator>Gauthier Bastien</dc:creator><dc:date>2012-01-05T14:14:03</dc:date><text:p text:style-name="P10"><text:span text:style-name="T12">do text</text:span></text:p><text:p text:style-name="P10"><text:span text:style-name="T12">from xhtml(elt.Description())</text:span></text:p></office:annotation>Description</text:p>
          </table:table-cell>
        </table:table-row>
      </table:table>
      <text:p text:style-name="P5"><text:tab/></text:p>
      <text:p text:style-name="Horizontal_20_Line"/>
      <text:p text:style-name="P3">DONNÉES INTERNES POUR BUREAU ETUDES VOIRIE.</text:p>
      <text:p text:style-name="P3"/>
      <text:p text:style-name="UrbanBody">Voirie : </text:p>
      <text:p text:style-name="UrbanBody">-Type : <text:span text:style-name="T7"><text:text-input text:description="Evénement-Date de réception">self.getValueForTemplate('roadType')</text:text-input></text:span></text:p>
      <text:p text:style-name="UrbanBody">-Revêtement : <text:span text:style-name="T7"><text:text-input text:description="Evénement-Date de réception">self.getValueForTemplate('roadCoating')</text:text-input></text:span></text:p>
      <text:p text:style-name="UrbanBody">-Équipement : </text:p>
      <text:section text:style-name="Sect1" text:name="Section2">
        <text:list xml:id="list60588333" text:style-name="L2">
          <text:list-item>
            <text:p text:style-name="P7"><office:annotation><dc:creator>Simon Delcourt</dc:creator><dc:date>2012-06-20T10:23:43</dc:date><text:p text:style-name="P11"><text:span text:style-name="T10">do section for equipement in self.listVocabularyForTemplate('folderroadequipments', inUrbanConfig=False)</text:span></text:p></office:annotation><office:annotation><dc:creator>Simon Delcourt</dc:creator><dc:date>2012-06-20T10:38:02</dc:date><text:p text:style-name="P10"><text:span text:style-name="T9">do text if equipement[0] in self.templateRoadEquipments(self.getRoadEquipments())</text:span></text:p></office:annotation><text:span text:style-name="T7"><text:text-input text:description="Evénement-Date de réception">equipement[1]</text:text-input></text:span><text:span text:style-name="T7"><text:line-break/>Détail : </text:span><text:span text:style-name="T8"><text:text-input text:description="Bien-Parcelles">self.templateRoadEquipmentDetail(self.getRoadEquipments())[equipement[0]]</text:text-input></text:span></text:p>
          </text:list-item>
        </text:list>
      </text:section>
      <text:p text:style-name="UrbanBody"><text:soft-page-break/><text:span text:style-name="T7"/></text:p>
      <text:p text:style-name="UrbanBody"><text:span text:style-name="T7"/></text:p>
      <text:p text:style-name="UrbanBody"><text:span text:style-name="T7">Pash :</text:span></text:p>
      <text:section text:style-name="Sect1" text:name="Section1">
        <text:p text:style-name="P9">- <office:annotation><dc:creator>Gauthier Bastien</dc:creator><dc:date>2011-01-03T12:18:15</dc:date><text:p text:style-name="P10"><text:span text:style-name="T11">do section for pash in self.getValuesForTemplate('pash')</text:span></text:p></office:annotation><text:text-input text:description="Titre de l'avis">pash</text:text-input></text:p>
      </text:section>
      <text:p text:style-name="Horizontal_20_Line"><text:span text:style-name="T7"/></text:p>
      <text:p text:style-name="P4"><text:span text:style-name="T6">DONNÉES POUR SERVICE ADMINISTRATIF URBANISME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20T10:39:36</dc:date>
    <dc:creator>Simon Delcourt</dc:creator>
    <meta:editing-duration>PT9H24M1S</meta:editing-duration>
    <meta:editing-cycles>61</meta:editing-cycles>
    <meta:generator>LibreOffice/3.5$Linux_x86 LibreOffice_project/350m1$Build-2</meta:generator>
    <meta:document-statistic meta:table-count="1" meta:image-count="0" meta:object-count="0" meta:page-count="2" meta:paragraph-count="27" meta:word-count="111" meta:character-count="1087" meta:non-whitespace-character-count="998"/>
  </office:meta>
</office:document-meta>
</file>